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Preformatted_20_Text"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P6" style:family="paragraph" style:parent-style-name="Preformatted_20_Text">
      <style:paragraph-properties fo:margin-top="0in" fo:margin-bottom="0.1965in"/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P7" style:family="paragraph" style:parent-style-name="Preformatted_20_Text"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P8" style:family="paragraph" style:parent-style-name="Preformatted_20_Text">
      <style:paragraph-properties fo:margin-top="0in" fo:margin-bottom="0.1965in"/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P6">#choosing a random number between 1 an 100</text:p>
      <text:p text:style-name="P6">#Function to set difficulty mode (easy or hard)</text:p>
      <text:p text:style-name="P6"><text:tab/>- Set difficulty depending mode picked (easy = 10 lives and hard = 5 lives)</text:p>
      <text:p text:style-name="P5">#Let the user guess a number</text:p>
      <text:p text:style-name="P5"/>
      <text:p text:style-name="P5"/>
      <text:p text:style-name="P6">#Function to check user's guess and compare it to random number. Reduce by 1 if they get it wrong</text:p>
      <text:p text:style-name="P6">#Repeat the guessing functionality if they get it wrong</text:p>
      <text:p text:style-name="P6">#Get out of the loop if we find the random number</text:p>
      <text:p text:style-name="P6">#Get out of the loop if number of lives reached zero</text:p>
      <text:p text:style-name="P3"/>
      <text:p text:style-name="P2"/>
      <text:p text:style-name="P1"/>
      <text:p text:style-name="Standard"><text:tab/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10T14:50:46.61</meta:creation-date>
    <dc:date>2026-02-24T16:21:52.51</dc:date>
    <meta:editing-duration>P9DT16H38M47S</meta:editing-duration>
    <meta:editing-cycles>7</meta:editing-cycles>
    <meta:generator>OpenOffice/4.1.14$Win32 OpenOffice.org_project/4114m1$Build-9811</meta:generator>
    <meta:document-statistic meta:table-count="0" meta:image-count="0" meta:object-count="0" meta:page-count="1" meta:paragraph-count="9" meta:word-count="87" meta:character-count="448"/>
  </office:meta>
</office:document-meta>
</file>